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4.15cm" fo:min-width="0.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458cm" fo:min-width="0.208cm"/>
    </style:style>
    <style:style style:name="gr4" style:family="graphic" style:parent-style-name="objectwithoutfill">
      <style:graphic-properties draw:stroke="dash" draw:stroke-dash="Dashed_20__28_var_29_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7cm" svg:height="4.4cm" svg:x="3.4cm" svg:y="5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1cm" svg:y1="7.3cm" svg:x2="5cm" svg:y2="7.3cm">
          <text:p/>
        </draw:line>
        <draw:line draw:style-name="gr2" draw:text-style-name="P2" draw:layer="layout" svg:x1="5.3cm" svg:y1="6.5cm" svg:x2="5cm" svg:y2="7.3cm">
          <text:p/>
        </draw:line>
        <draw:line draw:style-name="gr2" draw:text-style-name="P2" draw:layer="layout" svg:x1="5.3cm" svg:y1="6.5cm" svg:x2="5.7cm" svg:y2="8cm">
          <text:p/>
        </draw:line>
        <draw:line draw:style-name="gr2" draw:text-style-name="P2" draw:layer="layout" svg:x1="5.7cm" svg:y1="8cm" svg:x2="6cm" svg:y2="7.2cm">
          <text:p/>
        </draw:line>
        <draw:line draw:style-name="gr2" draw:text-style-name="P2" draw:layer="layout" svg:x1="6cm" svg:y1="7.2cm" svg:x2="7cm" svg:y2="7.2cm">
          <text:p/>
        </draw:line>
        <draw:custom-shape draw:style-name="gr3" draw:text-style-name="P3" draw:layer="layout" svg:width="1cm" svg:height="1cm" svg:x="6.9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7.4cm" svg:y1="5.8cm" svg:x2="7.4cm" svg:y2="6.8cm">
          <text:p/>
        </draw:line>
        <draw:line draw:style-name="gr5" draw:text-style-name="P2" draw:layer="layout" svg:x1="7.4cm" svg:y1="5.8cm" svg:x2="8.7cm" svg:y2="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08T14:37:40.077289226</meta:creation-date>
    <dc:date>2021-08-08T14:41:32.796633050</dc:date>
    <meta:editing-duration>PT3M52S</meta:editing-duration>
    <meta:editing-cycles>2</meta:editing-cycles>
    <meta:generator>LibreOffice/6.0.7.3$Linux_X86_64 LibreOffice_project/00m0$Build-3</meta:generator>
    <meta:document-statistic meta:object-count="9"/>
  </office:meta>
</office:document-meta>
</file>